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p text:style-name="Text_20_body"><text:span text:style-name="T1">Myanmar</text:span><text:span text:style-name="T2"> </text:span><text:span text:style-name="T3">Cases</text:span></text:p>
      <text:p text:style-name="Text_20_body">List of Myanmar Cases </text:p>
      <text:p text:style-name="Text_20_body">1. Constitution Campaign (အေၿခခံဥပေဒဆန္ ့က်င္ေရး)2. Flower Speech (ပန္းစကား) #panzagar3. Lady Justice (တရားမွ်တမႈ ေပၚေပါက္ေရး) #Justice2015Myanmar 4. Students Marching for National Education Law (အမ်ိဳးသားပညာေရးဥပေဒ ဆန္ ့က်င္ေရး)5. Saffron [monks] Revolution 2007 ( ၂၀၀၇ သံယာ အေရးအခင္း)6. Dam Movement (ဆည္ - ထား၀ယ္ေရနက္ဆိပ္ကမ္း) 7. Land Grab/road Protest (ေၿမယာ အေရးအခင္း - ထုိင္းေရနက္ဆိပ္ကမ္း ကားလမ္းေဖာက္ၿခင္း)8. Land Conflict Vs Govt/Thai Company (ေရနက္ဆိပ္ကမ္း)9. Sex Workers Law ( ၿပည့္တန္ဆာဥပေဒ)10. Tax Law Protests (အခြန္ဥပေဒ)11. Irrawaddy Dam Protest ( ၿမစ္ဆံုစီမံကိန္း) 12. Land Grab Encampment (Mi Chaung Kan) - မိေခ်ာင္းကန္သပိတ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